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4.399cm" style:rel-column-width="2494*"/>
    </style:style>
    <style:style style:name="Tabelle3.B" style:family="table-column">
      <style:table-column-properties style:column-width="12.601cm" style:rel-column-width="7144*"/>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0.05pt solid #000000" fo:border-bottom="none"/>
    </style:style>
    <style:style style:name="Tabelle3.B2" style:family="table-cell">
      <style:table-cell-properties fo:padding="0.097cm" fo:border-left="0.05pt solid #000000" fo:border-right="0.05pt solid #000000" fo:border-top="0.05pt solid #000000" fo:border-bottom="none"/>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7.392cm" style:rel-column-width="4191*"/>
    </style:style>
    <style:style style:name="Tabelle4.B" style:family="table-column">
      <style:table-column-properties style:column-width="9.608cm" style:rel-column-width="544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4.796cm" table:align="left"/>
    </style:style>
    <style:style style:name="Tabelle5.A" style:family="table-column">
      <style:table-column-properties style:column-width="0.794cm"/>
    </style:style>
    <style:style style:name="Tabelle5.B" style:family="table-column">
      <style:table-column-properties style:column-width="4.002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none"/>
    </style:style>
    <style:style style:name="Tabelle5.B2" style:family="table-cell">
      <style:table-cell-properties fo:padding="0.097cm" fo:border-left="0.05pt solid #000000" fo:border-right="0.05pt solid #000000" fo:border-top="0.05pt solid #000000" fo:border-bottom="none"/>
    </style:style>
    <style:style style:name="Tabelle5.A3" style:family="table-cell">
      <style:table-cell-properties fo:padding="0.097cm" fo:border-left="0.05pt solid #000000" fo:border-right="none" fo:border-top="none" fo:border-bottom="none"/>
    </style:style>
    <style:style style:name="Tabelle5.B3" style:family="table-cell">
      <style:table-cell-properties fo:padding="0.097cm" fo:border-left="0.05pt solid #000000" fo:border-right="0.05pt solid #000000" fo:border-top="none" fo:border-bottom="none"/>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 style:family="paragraph" style:parent-style-name="Table_20_Contents">
      <style:text-properties fo:color="#000000" style:font-name="Liberation Sans" fo:font-size="10pt" officeooo:rsid="000c1db0" officeooo:paragraph-rsid="000c1db0"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7" style:family="paragraph" style:parent-style-name="Table_20_Contents">
      <style:text-properties fo:color="#000000" style:font-name="Liberation Sans" fo:font-size="10pt" officeooo:rsid="0008c5ff" officeooo:paragraph-rsid="0008c5ff"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9" style:family="paragraph" style:parent-style-name="Footer">
      <style:paragraph-properties fo:text-align="end" style:justify-single-word="false"/>
    </style:style>
    <style:style style:name="P10" style:family="paragraph" style:parent-style-name="Text_20_body">
      <style:text-properties officeooo:rsid="0010a1c4" officeooo:paragraph-rsid="0010a1c4"/>
    </style:style>
    <style:style style:name="P11"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97fff" officeooo:paragraph-rsid="00197fff" style:font-size-asian="18pt" style:font-weight-asian="bold" style:font-size-complex="18pt" style:font-weight-complex="bold"/>
    </style:style>
    <style:style style:name="P12" style:family="paragraph" style:parent-style-name="Standard">
      <style:text-properties style:font-name="Liberation Sans" officeooo:rsid="000d60a6" officeooo:paragraph-rsid="0015b642"/>
    </style:style>
    <style:style style:name="P13" style:family="paragraph" style:parent-style-name="Standard">
      <style:text-properties fo:color="#4e9a06" style:font-name="Liberation Sans" fo:font-size="15pt" style:text-underline-style="solid" style:text-underline-width="auto" style:text-underline-color="font-color" fo:font-weight="bold" officeooo:rsid="001a4ac4" officeooo:paragraph-rsid="001a4ac4" style:font-size-asian="15pt" style:font-weight-asian="bold" style:font-size-complex="15pt" style:font-weight-complex="bold"/>
    </style:style>
    <style:style style:name="P14" style:family="paragraph" style:parent-style-name="Standard">
      <style:text-properties fo:color="#4e9a06" style:font-name="Liberation Sans" fo:font-size="15pt" style:text-underline-style="solid" style:text-underline-width="auto" style:text-underline-color="font-color" fo:font-weight="bold" officeooo:rsid="001a4ac4" officeooo:paragraph-rsid="001eef7a" style:font-size-asian="15pt" style:font-weight-asian="bold" style:font-size-complex="15pt" style:font-weight-complex="bold"/>
    </style:style>
    <style:style style:name="P15" style:family="paragraph" style:parent-style-name="Table_20_Contents">
      <style:text-properties officeooo:rsid="001a4ac4" officeooo:paragraph-rsid="001a4ac4"/>
    </style:style>
    <style:style style:name="P16" style:family="paragraph" style:parent-style-name="Table_20_Contents">
      <style:text-properties officeooo:rsid="001be1bf" officeooo:paragraph-rsid="001be1bf"/>
    </style:style>
    <style:style style:name="P17" style:family="paragraph" style:parent-style-name="Table_20_Contents">
      <style:text-properties officeooo:rsid="001be1bf" officeooo:paragraph-rsid="001d7852"/>
    </style:style>
    <style:style style:name="P18" style:family="paragraph" style:parent-style-name="Table_20_Contents">
      <style:text-properties officeooo:rsid="001be1bf" officeooo:paragraph-rsid="001eef7a"/>
    </style:style>
    <style:style style:name="P19" style:family="paragraph" style:parent-style-name="Table_20_Contents">
      <style:text-properties officeooo:rsid="001c1ef6" officeooo:paragraph-rsid="001c1ef6"/>
    </style:style>
    <style:style style:name="P20" style:family="paragraph" style:parent-style-name="Table_20_Contents">
      <style:text-properties officeooo:rsid="001d7852" officeooo:paragraph-rsid="001d7852"/>
    </style:style>
    <style:style style:name="P21" style:family="paragraph" style:parent-style-name="Table_20_Contents">
      <style:text-properties officeooo:rsid="001fa1ed" officeooo:paragraph-rsid="001fa1ed"/>
    </style:style>
    <style:style style:name="P22" style:family="paragraph" style:parent-style-name="Text_20_body">
      <style:text-properties officeooo:rsid="0010a1c4" officeooo:paragraph-rsid="0010a1c4"/>
    </style:style>
    <style:style style:name="P23" style:family="paragraph" style:parent-style-name="Text_20_body">
      <style:text-properties officeooo:rsid="001eef7a" officeooo:paragraph-rsid="001eef7a"/>
    </style:style>
    <style:style style:name="T1" style:family="text">
      <style:text-properties officeooo:rsid="001c1ef6"/>
    </style:style>
    <style:style style:name="T2" style:family="text">
      <style:text-properties officeooo:rsid="001d7852"/>
    </style:style>
    <style:style style:name="T3" style:family="text">
      <style:text-properties officeooo:rsid="001eef7a"/>
    </style:style>
    <style:style style:name="T4" style:family="text">
      <style:text-properties officeooo:rsid="001fba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1">Datenstrukturen der Aufgaben</text:p>
      <text:p text:style-name="P2"/>
      <text:p text:style-name="P2"/>
      <text:p text:style-name="P13">Aufgaben<text:span text:style-name="T2">arten</text:span> und ihre zugehörigen Datenstrukturen</text:p>
      <text:p text:style-name="Text_20_body"/>
      <text:p text:style-name="P23">Die Datenbank <text:span text:style-name="T4">speichert</text:span> Frage-Antwort und Multiple-Choice Aufgaben unterschiedlich <text:span text:style-name="T4">ab</text:span>. Da die Anzahl der Antwortmöglichkeiten bei Multiple-Choice Aufgaben variabel ist müssen diese in einer getrennten Tabelle abgespeichert werden. Die Datentypen TEXT und TINYTEXT können durch BLOB und TINYBLOB ersetzt werden falls die Datenbank diese nicht anbietet. Der Datentyp BOOL kann auch BIT oder CHAR(1) genannt werden dies ist von der Implementierung der Datenbank abhängig.</text:p>
      <table:table table:name="Tabelle3" table:style-name="Tabelle3">
        <table:table-column table:style-name="Tabelle3.A"/>
        <table:table-column table:style-name="Tabelle3.B"/>
        <table:table-row>
          <table:table-cell table:style-name="Tabelle3.A1" office:value-type="string">
            <text:p text:style-name="P15">Aufgaben<text:span text:style-name="T2">art</text:span></text:p>
          </table:table-cell>
          <table:table-cell table:style-name="Tabelle3.B1" office:value-type="string">
            <text:p text:style-name="P15">Datenstruktur<text:span text:style-name="T2">en</text:span></text:p>
          </table:table-cell>
        </table:table-row>
        <table:table-row>
          <table:table-cell table:style-name="Tabelle3.A2" office:value-type="string">
            <text:p text:style-name="P19">Frage-Antwort</text:p>
          </table:table-cell>
          <table:table-cell table:style-name="Tabelle3.B2" office:value-type="string">
            <text:p text:style-name="P16">I<text:span text:style-name="T1">D</text:span> INT PRIMARY KEY, Frage TEXT, <text:span text:style-name="T2">Bild MEDIUMBLOB, </text:span>Antwort TEXT, Punkte INT</text:p>
          </table:table-cell>
        </table:table-row>
        <table:table-row>
          <table:table-cell table:style-name="Tabelle3.A3" office:value-type="string">
            <text:p text:style-name="P19">Multiple-Choice</text:p>
          </table:table-cell>
          <table:table-cell table:style-name="Tabelle3.B3" office:value-type="string">
            <text:p text:style-name="P17">I<text:span text:style-name="T1">D</text:span> INT PRIMARY KEY, Frage TEXT, <text:span text:style-name="T2">Bild MEDIUMBLOB, Anzahl der Antworten</text:span> <text:span text:style-name="T1">INT</text:span>, <text:span text:style-name="T2">mehrere Antworten möglich BOOL</text:span></text:p>
          </table:table-cell>
        </table:table-row>
      </table:table>
      <text:p text:style-name="P10"/>
      <text:p text:style-name="P10"/>
      <table:table table:name="Tabelle4" table:style-name="Tabelle4">
        <table:table-column table:style-name="Tabelle4.A"/>
        <table:table-column table:style-name="Tabelle4.B"/>
        <table:table-row>
          <table:table-cell table:style-name="Tabelle4.A1" office:value-type="string">
            <text:p text:style-name="P20">Tabelle</text:p>
          </table:table-cell>
          <table:table-cell table:style-name="Tabelle4.B1" office:value-type="string">
            <text:p text:style-name="P20">Datenstrukturen</text:p>
          </table:table-cell>
        </table:table-row>
        <table:table-row>
          <table:table-cell table:style-name="Tabelle4.A2" office:value-type="string">
            <text:p text:style-name="P20">Antworten der Multiple-Choice Fragen</text:p>
          </table:table-cell>
          <table:table-cell table:style-name="Tabelle4.B2" office:value-type="string">
            <text:p text:style-name="P18">I<text:span text:style-name="T1">D</text:span> INT PRIMARY KEY, <text:span text:style-name="T3">Antwort</text:span> <text:span text:style-name="T3">TINY</text:span>TEXT, <text:span text:style-name="T3">ID der zugehörigen Frage INT, Punkte INT</text:span></text:p>
          </table:table-cell>
        </table:table-row>
      </table:table>
      <text:p text:style-name="P10"/>
      <text:p text:style-name="P10"/>
      <text:p text:style-name="P10"/>
      <text:p text:style-name="P10"/>
      <text:p text:style-name="P10"/>
      <text:p text:style-name="P10"/>
      <text:p text:style-name="P10"/>
      <text:p text:style-name="P14"><text:soft-page-break/>Aufgaben<text:span text:style-name="T3">typen</text:span></text:p>
      <text:p text:style-name="P10"/>
      <table:table table:name="Tabelle5" table:style-name="Tabelle5">
        <table:table-column table:style-name="Tabelle5.A"/>
        <table:table-column table:style-name="Tabelle5.B"/>
        <table:table-row>
          <table:table-cell table:style-name="Tabelle5.A1" office:value-type="string">
            <text:p text:style-name="P21">Nr.</text:p>
          </table:table-cell>
          <table:table-cell table:style-name="Tabelle5.B1" office:value-type="string">
            <text:p text:style-name="P21">Aufgabentyp</text:p>
          </table:table-cell>
        </table:table-row>
        <table:table-row>
          <table:table-cell table:style-name="Tabelle5.A2" office:value-type="string">
            <text:p text:style-name="P21">1</text:p>
          </table:table-cell>
          <table:table-cell table:style-name="Tabelle5.B2" office:value-type="string">
            <text:p text:style-name="P21">Gleichungen</text:p>
          </table:table-cell>
        </table:table-row>
        <table:table-row>
          <table:table-cell table:style-name="Tabelle5.A3" office:value-type="string">
            <text:p text:style-name="P21">2</text:p>
          </table:table-cell>
          <table:table-cell table:style-name="Tabelle5.B3" office:value-type="string">
            <text:p text:style-name="P21">Ungleichungen</text:p>
          </table:table-cell>
        </table:table-row>
        <table:table-row>
          <table:table-cell table:style-name="Tabelle5.A3" office:value-type="string">
            <text:p text:style-name="P21">3</text:p>
          </table:table-cell>
          <table:table-cell table:style-name="Tabelle5.B3" office:value-type="string">
            <text:p text:style-name="P21">Lineare Gleichungen</text:p>
          </table:table-cell>
        </table:table-row>
        <table:table-row>
          <table:table-cell table:style-name="Tabelle5.A3" office:value-type="string">
            <text:p text:style-name="P21">4</text:p>
          </table:table-cell>
          <table:table-cell table:style-name="Tabelle5.B3" office:value-type="string">
            <text:p text:style-name="P21">Funktionen</text:p>
          </table:table-cell>
        </table:table-row>
        <table:table-row>
          <table:table-cell table:style-name="Tabelle5.A3" office:value-type="string">
            <text:p text:style-name="P21">5</text:p>
          </table:table-cell>
          <table:table-cell table:style-name="Tabelle5.B3" office:value-type="string">
            <text:p text:style-name="P21">Polynome</text:p>
          </table:table-cell>
        </table:table-row>
        <table:table-row>
          <table:table-cell table:style-name="Tabelle5.A7" office:value-type="string">
            <text:p text:style-name="P21">6</text:p>
          </table:table-cell>
          <table:table-cell table:style-name="Tabelle5.B7" office:value-type="string">
            <text:p text:style-name="P21">Quadratische Terme</text:p>
          </table:table-cell>
        </table:table-row>
      </table:table>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1"><draw:image xlink:href="Pictures/1000020100000320000001735D2A0A41DC65742A.png" xlink:type="simple" xlink:show="embed" xlink:actuate="onLoad" loext:mime-type="image/png"/></draw:frame>Web Development 2</text:p>
            </table:table-cell>
          </table:table-row>
          <table:table-row>
            <table:table-cell table:style-name="Tabelle2.A2" office:value-type="string">
              <text:p text:style-name="MP4">Dokumenttitel</text:p>
            </table:table-cell>
            <table:table-cell table:style-name="Tabelle2.B2" office:value-type="string">
              <text:p text:style-name="MP3">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2</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3T16:47:45.029000000</dc:date>
    <meta:editing-duration>PT29M13S</meta:editing-duration>
    <meta:editing-cycles>9</meta:editing-cycles>
    <meta:generator>LibreOffice/5.4.6.2$Windows_X86_64 LibreOffice_project/4014ce260a04f1026ba855d3b8d91541c224eab8</meta:generator>
    <dc:creator>Andreas Glaser</dc:creator>
    <meta:document-statistic meta:table-count="5" meta:image-count="1" meta:object-count="0" meta:page-count="2" meta:paragraph-count="34" meta:word-count="151" meta:character-count="1109" meta:non-whitespace-character-count="992"/>
  </office:meta>
</office:document-meta>
</file>